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paragraph-rsid="0015e2cc"/>
    </style:style>
    <style:style style:name="P2" style:family="paragraph" style:parent-style-name="Standard" style:list-style-name="L3">
      <style:text-properties officeooo:paragraph-rsid="0016ad3b"/>
    </style:style>
    <style:style style:name="P3" style:family="paragraph" style:parent-style-name="Standard">
      <style:text-properties officeooo:paragraph-rsid="0016ad3b"/>
    </style:style>
    <style:style style:name="P4" style:family="paragraph" style:parent-style-name="Standard" style:list-style-name="L8">
      <style:text-properties officeooo:paragraph-rsid="00162844"/>
    </style:style>
    <style:style style:name="P5" style:family="paragraph" style:parent-style-name="Standard" style:list-style-name="L8">
      <style:text-properties officeooo:paragraph-rsid="0017cde3"/>
    </style:style>
    <style:style style:name="P6" style:family="paragraph" style:parent-style-name="Standard" style:list-style-name="L8">
      <style:text-properties officeooo:paragraph-rsid="00195cba"/>
    </style:style>
    <style:style style:name="P7" style:family="paragraph" style:parent-style-name="Standard" style:list-style-name="L9">
      <style:text-properties officeooo:paragraph-rsid="0016ad3b"/>
    </style:style>
    <style:style style:name="P8" style:family="paragraph" style:parent-style-name="Standard" style:list-style-name="L10">
      <style:text-properties officeooo:paragraph-rsid="0015e2cc"/>
    </style:style>
    <style:style style:name="P9" style:family="paragraph" style:parent-style-name="Standard" style:list-style-name="L11">
      <style:text-properties officeooo:paragraph-rsid="0017cde3"/>
    </style:style>
    <style:style style:name="P10" style:family="paragraph" style:parent-style-name="Standard" style:list-style-name="L12">
      <style:text-properties officeooo:paragraph-rsid="0017cde3"/>
    </style:style>
    <style:style style:name="P11" style:family="paragraph" style:parent-style-name="Standard" style:list-style-name="L13">
      <style:text-properties officeooo:paragraph-rsid="0017cde3"/>
    </style:style>
    <style:style style:name="P12" style:family="paragraph" style:parent-style-name="Standard" style:list-style-name="L14">
      <style:text-properties officeooo:paragraph-rsid="00195cba"/>
    </style:style>
    <style:style style:name="P13" style:family="paragraph" style:parent-style-name="Standard" style:list-style-name="L15">
      <style:text-properties officeooo:paragraph-rsid="00195cba"/>
    </style:style>
    <style:style style:name="P14" style:family="paragraph" style:parent-style-name="Standard" style:list-style-name="L16">
      <style:text-properties officeooo:paragraph-rsid="00195cba"/>
    </style:style>
    <style:style style:name="P15" style:family="paragraph" style:parent-style-name="Standard">
      <style:paragraph-properties fo:text-align="start" style:justify-single-word="false"/>
      <style:text-properties officeooo:paragraph-rsid="001e0122"/>
    </style:style>
    <style:style style:name="T1" style:family="text">
      <style:text-properties fo:language="bg" fo:country="BG" officeooo:rsid="0015e2cc"/>
    </style:style>
    <style:style style:name="T2" style:family="text">
      <style:text-properties fo:language="bg" fo:country="BG" officeooo:rsid="00162844"/>
    </style:style>
    <style:style style:name="T3" style:family="text">
      <style:text-properties fo:language="bg" fo:country="BG" officeooo:rsid="0016ad3b"/>
    </style:style>
    <style:style style:name="T4" style:family="text">
      <style:text-properties fo:language="bg" fo:country="BG" fo:font-weight="bold" officeooo:rsid="0015e2cc" style:font-weight-asian="bold" style:font-weight-complex="bold"/>
    </style:style>
    <style:style style:name="T5" style:family="text">
      <style:text-properties fo:language="bg" fo:country="BG" fo:font-weight="bold" officeooo:rsid="0017cde3" style:font-weight-asian="bold" style:font-weight-complex="bold"/>
    </style:style>
    <style:style style:name="T6" style:family="text">
      <style:text-properties fo:language="bg" fo:country="BG" fo:font-weight="bold" officeooo:rsid="00195cba" style:font-weight-asian="bold" style:font-weight-complex="bold"/>
    </style:style>
    <style:style style:name="T7" style:family="text">
      <style:text-properties fo:language="bg" fo:country="BG" fo:font-weight="bold" officeooo:rsid="00162844" style:font-weight-asian="bold" style:font-weight-complex="bold"/>
    </style:style>
    <style:style style:name="T8" style:family="text">
      <style:text-properties fo:language="bg" fo:country="BG" fo:font-weight="bold" officeooo:rsid="0016ad3b" style:font-weight-asian="bold" style:font-weight-complex="bold"/>
    </style:style>
    <style:style style:name="T9" style:family="text">
      <style:text-properties fo:language="bg" fo:country="BG" officeooo:rsid="0017cde3"/>
    </style:style>
    <style:style style:name="T10" style:family="text">
      <style:text-properties fo:language="bg" fo:country="BG" officeooo:rsid="00195cba"/>
    </style:style>
    <style:style style:name="T11" style:family="text">
      <style:text-properties fo:language="bg" fo:country="BG" fo:font-weight="normal" officeooo:rsid="00195cba" style:font-weight-asian="normal" style:font-weight-complex="normal"/>
    </style:style>
    <style:style style:name="T12" style:family="text">
      <style:text-properties fo:language="bg" fo:country="BG" officeooo:rsid="001b4c19"/>
    </style:style>
    <style:style style:name="T13" style:family="text">
      <style:text-properties fo:language="bg" fo:country="BG" officeooo:rsid="001c55bb"/>
    </style:style>
    <style:style style:name="T14" style:family="text">
      <style:text-properties fo:language="bg" fo:country="BG" officeooo:rsid="001cbe0e"/>
    </style:style>
    <style:style style:name="T15" style:family="text">
      <style:text-properties fo:language="en" fo:country="US" officeooo:rsid="0015e2cc"/>
    </style:style>
    <style:style style:name="T16" style:family="text">
      <style:text-properties fo:language="en" fo:country="US" officeooo:rsid="00162844"/>
    </style:style>
    <style:style style:name="T17" style:family="text">
      <style:text-properties fo:language="en" fo:country="US" officeooo:rsid="0016ad3b"/>
    </style:style>
    <style:style style:name="T18" style:family="text">
      <style:text-properties fo:language="en" fo:country="US" officeooo:rsid="00195c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5cm" fo:text-indent="-0.635cm" fo:margin-left="1.2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1cm" fo:text-indent="-0.635cm" fo:margin-left="2.4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Тук смятам да нахвърлям мислите си относно концепцията </text:span><text:span text:style-name="T4">„Качествен програмен код“</text:span><text:span text:style-name="T1">. </text:span><text:span text:style-name="T3">Основните концепции осигуряващи </text:span><text:span text:style-name="T8">КПК</text:span><text:span text:style-name="T3"> (Качествен програмен код) са:</text:span></text:p>
      <text:list xml:id="list31489627" text:style-name="L3">
        <text:list-item>
          <text:p text:style-name="P1"><text:span text:style-name="T4">Коректност</text:span><text:span text:style-name="T1"> </text:span><text:span text:style-name="T4">на кода</text:span><text:span text:style-name="T1"> –</text:span><text:span text:style-name="T3"> означава кода да бъде работещ, добре проверен за възможно най-много случаи – тъй като често проверка за всички случаи е невъзможна. Проверки против блокиране</text:span></text:p>
        </text:list-item>
        <text:list-item>
          <text:p text:style-name="P1"><text:span text:style-name="T4">Лесно четим</text:span><text:span text:style-name="T1"> – </text:span><text:span text:style-name="T3">работещият код трябва да бъде разбираем за човек, който не го е писал. Лесно четимият код подпомага и създателя му и всички, на които се налага да го преглеждат</text:span></text:p>
        </text:list-item>
        <text:list-item>
          <text:p text:style-name="P1"><text:span text:style-name="T4">Лесно разбираем</text:span><text:span text:style-name="T1"> – </text:span><text:span text:style-name="T3">кодът трябва да се „движи“ на малки и лесно разбираеми стъпки, така че да може лесно да се проследи логиката на действията без да е необходимо да се преглежда по много пъти </text:span></text:p>
        </text:list-item>
        <text:list-item>
          <text:p text:style-name="P2"><text:span text:style-name="T4">Лесно поддържане</text:span><text:span text:style-name="T1"> – </text:span><text:span text:style-name="T3">когато се наложи кодът да бъде обновен, разширен или да бъде добавена нова функционалност трябва да бъде възможно това да стане без да се пренаписват хиляда реда код, а по възможност просто да се добави/премахне един клас или метод. Д</text:span><text:span text:style-name="T1">а не се пише един код по много пъти, а да се ползват/създават методи/класове </text:span></text:p>
          <text:p text:style-name="P2"><text:span text:style-name="T1"/></text:p>
        </text:list-item>
      </text:list>
      <text:p text:style-name="P3"><text:span text:style-name="T3">Тези четири основни концепции се осигуряват от няколко подхода:</text:span><text:span text:style-name="T1"><text:line-break/></text:span></text:p>
      <text:list xml:id="list31619785" text:style-name="L8">
        <text:list-item>
          <text:p text:style-name="P6"><text:span text:style-name="T9">Ф</text:span><text:span text:style-name="T2">орматиране. </text:span><text:span text:style-name="T9">Това </text:span><text:span text:style-name="T10">е </text:span><text:span text:style-name="T9">основата </text:span><text:span text:style-name="T10">за да има въобще </text:span><text:span text:style-name="T6">четимост</text:span><text:span text:style-name="T10"> и </text:span><text:span text:style-name="T6">разбираемост</text:span><text:span text:style-name="T9">. Кода трябва да може да е лесно проследим. </text:span><text:span text:style-name="T10">Ф</text:span><text:span text:style-name="T2">орматирането подпомага много или пречи много на четящия. </text:span><text:span text:style-name="T10">Най-важните правила при форматиране са:</text:span></text:p>
        </text:list-item>
      </text:list>
      <text:list xml:id="list32214426" text:style-name="L14">
        <text:list-item>
          <text:p text:style-name="P12"><text:span text:style-name="T10">п</text:span><text:span text:style-name="T2">равилното отместване на редовете със съответния броя табулации (или 4 символа 'празно място'), </text:span><text:span text:style-name="T10">както е според конвенцията приета в екипа</text:span></text:p>
        </text:list-item>
        <text:list-item>
          <text:p text:style-name="P12"><text:span text:style-name="T2"><text:s/>методите трябва да бъдат разделени от празен ред. </text:span><text:span text:style-name="T10">А</text:span><text:span text:style-name="T2">ко има необходимост от логическо разделение на кода също. </text:span></text:p>
        </text:list-item>
        <text:list-item>
          <text:p text:style-name="P12"><text:span text:style-name="T10">в</text:span><text:span text:style-name="T2">ажно е да не се слагат празни редове където не е нужно, например в средата на метод или израз</text:span></text:p>
        </text:list-item>
        <text:list-item>
          <text:p text:style-name="P12"><text:span text:style-name="T2">добре </text:span><text:span text:style-name="T10">е</text:span><text:span text:style-name="T2"> дължината на един ред да не бъде повече от 80 символа и съответно, </text:span><text:span text:style-name="T10">ако се налага, </text:span><text:span text:style-name="T2">да бъде пренесен на нов ред веднага след оператор: '+', '-', '</text:span><text:span text:style-name="T16">&amp;&amp;'</text:span><text:span text:style-name="T2">, </text:span><text:span text:style-name="T16">'||',</text:span><text:span text:style-name="T2"> '.' и т.н. </text:span></text:p>
        </text:list-item>
      </text:list>
      <text:list xml:id="list33673095" text:continue-list="list31619785" text:style-name="L8">
        <text:list-item>
          <text:p text:style-name="P5"><text:span text:style-name="T1">Добро наименуване. </text:span><text:span text:style-name="T9">Спомага </text:span><text:span text:style-name="T1"><text:s/></text:span><text:span text:style-name="T5">четимостта</text:span><text:span text:style-name="T9"> и </text:span><text:span text:style-name="T5">разбираемостта</text:span><text:span text:style-name="T9"> на кода. </text:span><text:span text:style-name="T3">Променливите, класовете и методите трябва да носят имена, описващи тяхната роля в кода: </text:span><text:span text:style-name="T1">не </text:span><text:span text:style-name="T17">a,b,c</text:span><text:span text:style-name="T1"> – на компилатора му е все едно дали пр</text:span><text:span text:style-name="T3">о</text:span><text:span text:style-name="T1">менливата е 1 или 50 символа – на четящия – не му е. </text:span><text:span text:style-name="T3">Например:</text:span></text:p>
        </text:list-item>
      </text:list>
      <text:list xml:id="list31621355" text:style-name="L9">
        <text:list-item>
          <text:p text:style-name="P7"><text:span text:style-name="T3">променливата, която ще пази заплатите на търговците не е правилно да бъде </text:span><text:span text:style-name="T17">tp, </text:span><text:span text:style-name="T3">а къде пояснителното '</text:span><text:span text:style-name="T17">tradersPayment</text:span><text:span text:style-name="T3">'. </text:span></text:p>
        </text:list-item>
        <text:list-item>
          <text:p text:style-name="P7"><text:span text:style-name="T3">Методът за изчисляването на заплатата е </text:span><text:span text:style-name="T17">CalculateTradersPayment </text:span><text:span text:style-name="T3">а не просто </text:span><text:span text:style-name="T17">Calc</text:span></text:p>
        </text:list-item>
        <text:list-item>
          <text:p text:style-name="P7"><text:span text:style-name="T3">Горното може да бъде и </text:span><text:span text:style-name="T17">Calc </text:span><text:span text:style-name="T3">стига да е част от клас </text:span><text:span text:style-name="T17">TradersPayment, </text:span><text:span text:style-name="T3">защото тогава ще бъде пределно ясно какво се изчислява е </text:span></text:p>
        </text:list-item>
        <text:list-item>
          <text:p text:style-name="P7"><text:span text:style-name="T3">наименуване на английски, защото ако четем код именуван на български за нас е по-удобно, но за колега, който не е българин ще бъде невъзможно сложно или обратно – ако ни се наложи на четем код на колега </text:span><text:span text:style-name="T9">от Пакистан</text:span><text:span text:style-name="T3"> </text:span><text:span text:style-name="T9">ще ни бъде невъзможно да четем именувани на пакистански променливи </text:span></text:p>
        </text:list-item>
      </text:list>
      <text:list xml:id="list33662890" text:continue-list="list33673095" text:style-name="L8">
        <text:list-item>
          <text:p text:style-name="P5"><text:span text:style-name="T1">Високо качество на класовете. </text:span><text:span text:style-name="T9">Спомага и </text:span><text:span text:style-name="T5">четирите</text:span><text:span text:style-name="T9"> горе описани </text:span><text:span text:style-name="T5">основни</text:span><text:span text:style-name="T9"> </text:span><text:span text:style-name="T5">концепции</text:span><text:span text:style-name="T9">. </text:span><text:span text:style-name="T1"><text:s/></text:span></text:p>
        </text:list-item>
      </text:list>
      <text:list xml:id="list31680430" text:style-name="L11">
        <text:list-item>
          <text:p text:style-name="P9"><text:span text:style-name="T15">cohesion (one method (class, var) – one task). </text:span><text:span text:style-name="T9">Значи, че един метод трябва да изпълнява само своята задача и нищо друго. Включително да не обработва изключения, от които не разбира</text:span></text:p>
        </text:list-item>
        <text:list-item>
          <text:p text:style-name="P9"><text:span text:style-name="T15">loose coupling –</text:span><text:span text:style-name="T9"> според тази концепция трябва всеки метод или клас да бъде </text:span><text:soft-page-break/><text:span text:style-name="T9">максимално независим от другите за да може лесно да бъде преизползван и <text:s/></text:span></text:p>
        </text:list-item>
      </text:list>
      <text:list xml:id="list31681112" text:style-name="L10">
        <text:list-item>
          <text:p text:style-name="P8"><text:span text:style-name="T2">е</text:span><text:span text:style-name="T1">нкапсулация – „навън“</text:span><text:span text:style-name="T9">(извън класа)</text:span><text:span text:style-name="T1"> да не се виждат методи и полета, които не са необходими за правилната работа на класа-като-черна-кутия(смятаме пи по някакъв начин, но навън се вижда само резултата не и метода, в който се смята)</text:span></text:p>
        </text:list-item>
        <text:list-item>
          <text:p text:style-name="P8"><text:span text:style-name="T2">м</text:span><text:span text:style-name="T1">инимална сложност – да се прави всичко с възможно най-прости стъпки – </text:span><text:span text:style-name="T9">за разбираемост</text:span></text:p>
        </text:list-item>
      </text:list>
      <text:list xml:id="list33660359" text:continue-list="list33662890" text:style-name="L8">
        <text:list-item>
          <text:p text:style-name="P5"><text:span text:style-name="T1">Високо качество на методите</text:span></text:p>
        </text:list-item>
      </text:list>
      <text:list xml:id="list32193994" text:style-name="L12">
        <text:list-item>
          <text:p text:style-name="P10"><text:span text:style-name="T1">ниска сложност – подпомага </text:span><text:span text:style-name="T4">разбира</text:span><text:span text:style-name="T5">емостта</text:span></text:p>
        </text:list-item>
        <text:list-item>
          <text:p text:style-name="P10"><text:span text:style-name="T1">наименуване</text:span><text:span text:style-name="T9">,</text:span><text:span text:style-name="T1"> </text:span><text:span text:style-name="T9">както е описано в </text:span><text:span text:style-name="T1">(1) </text:span><text:span text:style-name="T9">подпомага </text:span><text:span text:style-name="T5">четимостта</text:span><text:span text:style-name="T9"> и </text:span><text:span text:style-name="T5">разбираемостта</text:span></text:p>
        </text:list-item>
      </text:list>
      <text:list xml:id="list33661144" text:continue-list="list33660359" text:style-name="L8">
        <text:list-item>
          <text:p text:style-name="P5"><text:span text:style-name="T1">Променливи </text:span></text:p>
        </text:list-item>
      </text:list>
      <text:list xml:id="list32183789" text:style-name="L13">
        <text:list-item>
          <text:p text:style-name="P11"><text:span text:style-name="T1">минимален „живот“</text:span><text:span text:style-name="T15">(scope)</text:span><text:span text:style-name="T1"> на променливата. </text:span><text:span text:style-name="T9">Това значи променливата да се декларира непосредствено преди да се ползва и да бъде видима само в тази част от кода, в която е нужна</text:span></text:p>
        </text:list-item>
        <text:list-item>
          <text:p text:style-name="P11"><text:span text:style-name="T1">максимално прости изрази – за лесна </text:span><text:span text:style-name="T4">четимост</text:span><text:span text:style-name="T1"> –</text:span><text:span text:style-name="T2"> включително </text:span><text:span text:style-name="T16">if-else </text:span><text:span text:style-name="T2">изрази</text:span></text:p>
        </text:list-item>
      </text:list>
      <text:list xml:id="list33653924" text:continue-list="list33661144" text:style-name="L8">
        <text:list-item>
          <text:p text:style-name="P6"><text:span text:style-name="T2">Документация. </text:span><text:span text:style-name="T10">Това е основа за </text:span><text:span text:style-name="T6">разбираемост. </text:span><text:span text:style-name="T11">Гради се на следните похвати:</text:span></text:p>
        </text:list-item>
      </text:list>
      <text:list xml:id="list32262397" text:style-name="L16">
        <text:list-item>
          <text:p text:style-name="P14"><text:span text:style-name="T2">само-документиращ се код – това е правилното наименуване, отместване и яснота на кода. </text:span><text:span text:style-name="T10">Такъв вид код, който няма нужда от пояснителни коментари е най-добрият вид код</text:span></text:p>
        </text:list-item>
      </text:list>
      <text:list xml:id="list32260265" text:style-name="L15">
        <text:list-item>
          <text:p text:style-name="P13"><text:span text:style-name="T10">там, </text:span><text:span text:style-name="T2">където не е необходимо да не се слага коментар</text:span></text:p>
        </text:list-item>
        <text:list-item>
          <text:p text:style-name="P13"><text:span text:style-name="T10">там, </text:span><text:span text:style-name="T2">където не е ясно от пръв поглед, какво и защо се прави да се слага коментар</text:span></text:p>
        </text:list-item>
        <text:list-item>
          <text:p text:style-name="P13"><text:span text:style-name="T10">писане на </text:span><text:span text:style-name="T16">XML </text:span><text:span text:style-name="T2">коментари </text:span><text:span text:style-name="T10">(/// </text:span><text:span text:style-name="T18">summary</text:span><text:span text:style-name="T10">)</text:span><text:span text:style-name="T2">,</text:span><text:span text:style-name="T10"> </text:span><text:span text:style-name="T2">който са четими за човек и машина и подпомагат външното документиране </text:span></text:p>
        </text:list-item>
      </text:list>
      <text:list xml:id="list33651379" text:continue-list="list33653924" text:style-name="L8">
        <text:list-item>
          <text:p text:style-name="P4"><text:span text:style-name="T2">Защитно програмиране – за </text:span><text:span text:style-name="T6">к</text:span><text:span text:style-name="T7">оректност </text:span><text:span text:style-name="T11">на кода. Т</text:span><text:span text:style-name="T2">ова включва проверки за входни данни, обработка на изключения и въобще създаване на дуракоустойчив код. </text:span></text:p>
        </text:list-item>
        <text:list-item>
          <text:p text:style-name="P4"><text:span text:style-name="T2">Оптимизация и качествен код – за </text:span><text:span text:style-name="T6">ч</text:span><text:span text:style-name="T7">етимост</text:span><text:span text:style-name="T2"> и </text:span><text:span text:style-name="T6">р</text:span><text:span text:style-name="T7">азбираемост</text:span><text:span text:style-name="T2"> </text:span><text:span text:style-name="T10">се прилагат следните тактики:</text:span><text:span text:style-name="T2"><text:line-break/>- </text:span><text:span text:style-name="T10">кода </text:span><text:span text:style-name="T2">се оптимизира чак след като вече работи :)<text:line-break/>- </text:span><text:span text:style-name="T10">добре е да се </text:span><text:span text:style-name="T2">предпочита КПК пред силно оптимизиран и бързо-действащ код <text:line-break/>- когато все пак се налага да се забърза кода – да се опише защо в коментар :“тук с цел бързодействие съм написал неразбираемо нещо което прави еди-какво-си“</text:span></text:p>
        </text:list-item>
        <text:list-item>
          <text:p text:style-name="P4"><text:span text:style-name="T2">Спазване на конвенции. </text:span><text:span text:style-name="T10">Работата в екип налага всички да пишат код по един и същ начин и за целта има конвенции. Например:</text:span><text:span text:style-name="T2"> всички в екипа слагат 2 табулации вместо 1 следователно и аз слагам 2 за да улесня екипа и в крайна сметка и себе си</text:span></text:p>
        </text:list-item>
        <text:list-item>
          <text:p text:style-name="P6"><text:span text:style-name="T3">Добре проверен код. </text:span><text:span text:style-name="T10">Това е свързано най-вече с </text:span><text:span text:style-name="T6">к</text:span><text:span text:style-name="T4">оректност</text:span><text:span text:style-name="T6">та:</text:span><text:span text:style-name="T3"><text:line-break/>- колкото се може повече предварително написани тестове осигуряващи качеството</text:span><text:span text:style-name="T1"> </text:span><text:span text:style-name="T3">при промяна в кода<text:line-break/>- код предоставящ лесна проверка – което е свързано с лесна </text:span><text:span text:style-name="T8">четимост</text:span><text:span text:style-name="T3"> и </text:span><text:span text:style-name="T8">разбираемост</text:span><text:span text:style-name="T3"><text:line-break/>- преминаване на код-ревю</text:span><text:span text:style-name="T10">-</text:span><text:span text:style-name="T13">та</text:span><text:span text:style-name="T3"> и проверк</text:span><text:span text:style-name="T3">и</text:span></text:p>
        </text:list-item>
      </text:list>
      <text:p text:style-name="P15"><text:span text:style-name="T14"><text:tab/></text:span></text:p>
      <text:p text:style-name="P15"><text:span text:style-name="T14"><text:tab/>Разликата между добрия програмист и лошия програмист се състои в спазването на тези добри практики и насо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28S</meta:editing-duration>
    <meta:editing-cycles>7</meta:editing-cycles>
    <meta:generator>LibreOffice/3.6$Windows_x86 LibreOffice_project/e29a214-2bbed72-0621de6-a97528c-8f066d</meta:generator>
    <dc:date>2013-04-14T13:51:16.61</dc:date>
    <meta:document-statistic meta:table-count="0" meta:image-count="0" meta:object-count="0" meta:page-count="2" meta:paragraph-count="38" meta:word-count="930" meta:character-count="5477" meta:non-whitespace-character-count="4597"/>
    <meta:user-defined meta:name="Info 1"/>
    <meta:user-defined meta:name="Info 2"/>
    <meta:user-defined meta:name="Info 3"/>
    <meta:user-defined meta:name="Info 4"/>
  </office:meta>
</office:document-meta>
</file>